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Pictures/10000201000000C7000000BC08008EE2C9E78A03.png" manifest:media-type="image/png"/>
  <manifest:file-entry manifest:full-path="Pictures/10000200000000C8000000BD208995314FCD7DE4.png" manifest:media-type="image/png"/>
  <manifest:file-entry manifest:full-path="Pictures/1000020100000086000000805BA5D0FD99E086FB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4.614cm" fo:min-width="19.812cm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4.609cm" fo:min-width="19.82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262cm" fo:min-width="13.25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4cm" fo:min-width="18.97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1" style:family="graphic" style:parent-style-name="Objekt_20_utan_20_fyllning_20_och_20_utan_20_linjer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8.914cm" draw:visible-area-height="10.396cm" draw:ole-draw-aspect="1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83cm" fo:min-width="13.258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632cm" fo:min-width="19.81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093cm" fo:min-width="13.256cm" fo:padding-top="0.125cm" fo:padding-bottom="0.125cm" fo:padding-left="0.251cm" fo:padding-right="0.251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138cm" fo:min-width="19.81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286cm" fo:min-width="19.81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2.829cm" fo:min-width="19.81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.617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18.974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755cm" fo:min-width="0.77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5.138cm" fo:padding-top="0.125cm" fo:padding-bottom="0.125cm" fo:padding-left="0.251cm" fo:padding-right="0.251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0.91cm" fo:min-width="0.768cm" fo:padding-top="0.125cm" fo:padding-bottom="0.125cm" fo:padding-left="0.251cm" fo:padding-right="0.251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798cm" fo:min-width="13.258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9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9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141cm" fo:margin-bottom="0cm" fo:line-height="100%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.141cm" fo:margin-bottom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158cm" fo:margin-bottom="0cm" fo:line-height="100%" fo:text-indent="0cm" style:punctuation-wrap="simple" style:line-break="normal"/>
    </style:style>
    <style:style style:name="P19" style:family="paragraph">
      <loext:graphic-properties draw:fill="none" draw:fill-color="#ffffff"/>
      <style:paragraph-properties fo:margin-left="0cm" fo:margin-right="0cm" fo:margin-top="0.158cm" fo:margin-bottom="0cm" fo:line-height="100%" fo:text-indent="0cm" style:punctuation-wrap="simple" style:line-break="normal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margin-left="0cm" fo:margin-right="0cm" fo:margin-top="0.123cm" fo:margin-bottom="0cm" fo:line-height="90%" fo:text-indent="0cm" style:punctuation-wrap="hanging" style:line-break="strict"/>
    </style:style>
    <style:style style:name="P22" style:family="paragraph">
      <style:paragraph-properties fo:margin-left="2.063cm" fo:margin-right="0cm" fo:margin-top="0.123cm" fo:margin-bottom="0cm" fo:line-height="90%" fo:text-align="start" fo:text-indent="-0.78cm" style:punctuation-wrap="hanging" style:line-break="strict" style:writing-mode="lr-tb"/>
    </style:style>
    <style:style style:name="P23" style:family="paragraph">
      <style:paragraph-properties fo:margin-left="0cm" fo:margin-right="0cm" fo:margin-top="0.123cm" fo:margin-bottom="0cm" fo:line-height="90%" fo:text-indent="0cm" style:punctuation-wrap="hanging" style:line-break="strict" style:writing-mode="lr-tb"/>
    </style:style>
    <style:style style:name="P24" style:family="paragraph">
      <style:paragraph-properties fo:margin-left="0.948cm" fo:margin-right="0cm" fo:margin-top="0.123cm" fo:margin-bottom="0cm" fo:line-height="90%" fo:text-indent="-0.94cm" style:punctuation-wrap="hanging" style:line-break="strict" style:writing-mode="lr-tb"/>
    </style:style>
    <style:style style:name="P25" style:family="paragraph">
      <loext:graphic-properties draw:fill="none" draw:fill-color="#ffffff"/>
      <style:paragraph-properties fo:margin-left="0cm" fo:margin-right="0cm" fo:margin-top="0.123cm" fo:margin-bottom="0cm" fo:line-height="9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2.063cm" fo:margin-right="0cm" fo:margin-top="0.141cm" fo:margin-bottom="0cm" fo:line-height="100%" fo:text-align="start" fo:text-indent="-0.78cm" style:punctuation-wrap="hanging" style:line-break="strict" style:writing-mode="lr-tb"/>
    </style:style>
    <style:style style:name="P27" style:family="paragraph">
      <style:paragraph-properties fo:margin-left="0.948cm" fo:margin-right="0cm" fo:margin-top="0.141cm" fo:margin-bottom="0cm" fo:line-height="100%" fo:text-indent="-0.94cm" style:punctuation-wrap="hanging" style:line-break="strict" style:writing-mode="lr-tb"/>
    </style:style>
    <style:style style:name="P28" style:family="paragraph">
      <style:paragraph-properties fo:margin-left="2.063cm" fo:margin-right="0cm" fo:margin-top="0.141cm" fo:margin-bottom="0cm" fo:line-height="100%" fo:text-align="start" fo:text-indent="-0.78cm" style:punctuation-wrap="hanging" style:line-break="strict" style:writing-mode="lr-tb">
        <style:tab-stops>
          <style:tab-stop style:position="0cm"/>
          <style:tab-stop style:position="0.119cm"/>
          <style:tab-stop style:position="1.367cm"/>
          <style:tab-stop style:position="2.614cm"/>
          <style:tab-stop style:position="3.862cm"/>
          <style:tab-stop style:position="5.11cm"/>
          <style:tab-stop style:position="6.358cm"/>
          <style:tab-stop style:position="7.606cm"/>
          <style:tab-stop style:position="8.854cm"/>
          <style:tab-stop style:position="10.102cm"/>
          <style:tab-stop style:position="11.35cm"/>
          <style:tab-stop style:position="12.598cm"/>
          <style:tab-stop style:position="13.846cm"/>
          <style:tab-stop style:position="15.094cm"/>
          <style:tab-stop style:position="16.342cm"/>
          <style:tab-stop style:position="17.59cm"/>
          <style:tab-stop style:position="18.838cm"/>
          <style:tab-stop style:position="20.086cm"/>
          <style:tab-stop style:position="21.334cm"/>
          <style:tab-stop style:position="22.582cm"/>
          <style:tab-stop style:position="23.83cm"/>
          <style:tab-stop style:position="24.143cm"/>
          <style:tab-stop style:position="25.391cm"/>
          <style:tab-stop style:position="26.639cm"/>
          <style:tab-stop style:position="27.887cm"/>
        </style:tab-stops>
      </style:paragraph-properties>
    </style:style>
    <style:style style:name="P29" style:family="paragraph">
      <style:paragraph-properties fo:margin-left="0.948cm" fo:margin-right="0cm" fo:margin-top="0.141cm" fo:margin-bottom="0cm" fo:line-height="100%" fo:text-align="start" fo:text-indent="-0.94cm" style:punctuation-wrap="hanging" style:line-break="strict" style:writing-mode="lr-tb"/>
    </style:style>
    <style:style style:name="P30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123cm" fo:margin-bottom="0cm" fo:text-indent="0cm" style:punctuation-wrap="hanging" style:line-break="strict" style:writing-mode="lr-tb" style:font-independent-line-spacing="true"/>
    </style:style>
    <style:style style:name="P32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8.785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9cm"/>
          <style:tab-stop style:position="29.942cm"/>
          <style:tab-stop style:position="29.946cm"/>
          <style:tab-stop style:position="29.95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8.785cm" style:type="right"/>
          <style:tab-stop style:position="20.32cm"/>
          <style:tab-stop style:position="22.86cm"/>
          <style:tab-stop style:position="25.4cm"/>
          <style:tab-stop style:position="27.94cm"/>
          <style:tab-stop style:position="28.689cm"/>
          <style:tab-stop style:position="29.942cm"/>
          <style:tab-stop style:position="29.946cm"/>
          <style:tab-stop style:position="29.95cm"/>
        </style:tab-stops>
      </style:paragraph-properties>
    </style:style>
    <style:style style:name="T1" style:family="text">
      <style:text-properties fo:color="#9a9a9a" fo:font-size="44pt" fo:language="sv" fo:country="SE" style:font-name-asian="ＭＳ Ｐゴシック1" style:font-size-asian="44pt" style:language-asian="sv" style:country-asian="SE" style:font-name-complex="ＭＳ Ｐゴシック1" style:font-size-complex="44pt" style:language-complex="sv" style:country-complex="SE"/>
    </style:style>
    <style:style style:name="T2" style:family="text">
      <style:text-properties fo:color="#808080" style:font-name="Calibri" fo:font-size="10pt" fo:language="sv" fo:country="SE" style:font-size-asian="10pt" style:language-asian="sv" style:country-asian="SE" style:font-size-complex="10pt" style:language-complex="sv" style:country-complex="SE"/>
    </style:style>
    <style:style style:name="T3" style:family="text">
      <style:text-properties fo:color="#808080" fo:font-size="10pt" fo:language="sv" fo:country="SE" style:font-size-asian="10pt" style:language-asian="sv" style:country-asian="SE" style:font-size-complex="10pt" style:language-complex="sv" style:country-complex="SE"/>
    </style:style>
    <style:style style:name="T4" style:family="text">
      <style:text-properties fo:color="#9a9a9a" fo:font-size="32pt" fo:language="sv" fo:country="SE" style:font-name-asian="ＭＳ Ｐゴシック1" style:font-size-asian="32pt" style:language-asian="sv" style:country-asian="SE" style:font-name-complex="ＭＳ Ｐゴシック1" style:font-size-complex="32pt" style:language-complex="sv" style:country-complex="SE"/>
    </style:style>
    <style:style style:name="T5" style:family="text">
      <style:text-properties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6" style:family="text">
      <style:text-properties fo:font-size="16pt" fo:language="en" fo:country="US" fo:font-style="italic" style:font-name-asian="ＭＳ Ｐゴシック1" style:font-size-asian="16pt" style:language-asian="en" style:country-asian="US" style:font-style-asian="italic" style:font-name-complex="ＭＳ Ｐゴシック1" style:font-size-complex="16pt" style:language-complex="en" style:country-complex="US" style:font-style-complex="italic"/>
    </style:style>
    <style:style style:name="T7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8" style:family="text">
      <style:text-properties fo:color="#000000" style:text-line-through-style="none" style:text-line-through-type="none" style:text-position="0% 100%" style:font-name="Arial1" fo:font-size="16pt" fo:language="en" fo:country="US" fo:font-style="italic" fo:text-shadow="none" style:text-underline-style="none" fo:font-weight="normal" style:font-name-asian="ＭＳ Ｐゴシック1" style:font-size-asian="16pt" style:language-asian="en" style:country-asian="US" style:font-style-asian="italic" style:font-weight-asian="normal" style:font-name-complex="ＭＳ Ｐゴシック1" style:font-size-complex="16pt" style:language-complex="en" style:country-complex="US" style:font-style-complex="italic" style:font-weight-complex="normal" style:font-relief="none"/>
    </style:style>
    <style:style style:name="T9" style:family="text">
      <style:text-properties style:font-name="Calibri" fo:font-size="12pt" fo:language="en" fo:country="US" style:font-name-asian="ＭＳ Ｐゴシック1" style:font-size-asian="12pt" style:language-asian="en" style:country-asian="US" style:font-name-complex="ＭＳ Ｐゴシック1" style:font-size-complex="12pt" style:language-complex="en" style:country-complex="US"/>
    </style:style>
    <style:style style:name="T10" style:family="text">
      <style:text-properties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11" style:family="text">
      <style:text-properties fo:font-size="14pt" fo:language="en" fo:country="US" fo:font-style="italic" style:font-name-asian="ＭＳ Ｐゴシック1" style:font-size-asian="14pt" style:language-asian="en" style:country-asian="US" style:font-style-asian="italic" style:font-name-complex="ＭＳ Ｐゴシック1" style:font-size-complex="14pt" style:language-complex="en" style:country-complex="US" style:font-style-complex="italic"/>
    </style:style>
    <style:style style:name="T12" style:family="text">
      <style:text-properties fo:color="#000000" style:text-line-through-style="none" style:text-line-through-type="none" style:text-position="0% 100%" style:font-name="Courier New" fo:font-size="14pt" fo:language="en" fo:country="US" fo:font-style="normal" fo:text-shadow="none" style:text-underline-style="none" fo:font-weight="normal" style:font-name-asian="ＭＳ Ｐゴシック1" style:font-size-asian="14pt" style:language-asian="en" style:country-asian="US" style:font-style-asian="normal" style:font-weight-asian="normal" style:font-name-complex="ＭＳ Ｐゴシック1" style:font-size-complex="14pt" style:language-complex="en" style:country-complex="US" style:font-style-complex="normal" style:font-weight-complex="normal" style:font-relief="none"/>
    </style:style>
    <style:style style:name="T13" style:family="text">
      <style:text-properties fo:color="#000000" style:text-position="0% 100%" style:font-name="Courier New" fo:font-size="14pt" fo:language="en" fo:country="US" style:font-name-asian="ＭＳ Ｐゴシック1" style:font-size-asian="14pt" style:language-asian="en" style:country-asian="US" style:font-name-complex="ＭＳ Ｐゴシック1" style:font-size-complex="14pt" style:language-complex="en" style:country-complex="US"/>
    </style:style>
    <style:style style:name="T14" style:family="text">
      <style:text-properties fo:color="#000000" style:text-line-through-style="none" style:text-line-through-type="none" style:text-position="0% 100%" style:font-name="Courier New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5" style:family="text">
      <style:text-properties fo:color="#000000" style:text-position="0% 100%"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16" style:family="text">
      <style:text-properties fo:color="#000000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Arial1" style:font-size-asian="16pt" style:language-asian="en" style:country-asian="US" style:font-style-asian="normal" style:font-weight-asian="normal" style:font-name-complex="Arial1" style:font-size-complex="16pt" style:language-complex="en" style:country-complex="US" style:font-style-complex="normal" style:font-weight-complex="normal" style:font-relief="none"/>
    </style:style>
    <style:style style:name="T17" style:family="text">
      <style:text-properties fo:color="#000000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normal" style:font-name-asian="Arial1" style:font-size-asian="16pt" style:language-asian="en" style:country-asian="US" style:font-style-asian="normal" style:font-weight-asian="normal" style:font-name-complex="Arial1" style:font-size-complex="16pt" style:language-complex="en" style:country-complex="US" style:font-style-complex="normal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font-relief="none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fo:font-size="16pt" fo:language="en" fo:country="US" fo:font-style="normal" fo:text-shadow="none" style:text-underline-style="none" fo:font-weight="bold" style:font-name-asian="ＭＳ Ｐゴシック1" style:font-size-asian="16pt" style:language-asian="en" style:country-asian="US" style:font-style-asian="normal" style:font-weight-asian="bold" style:font-name-complex="ＭＳ Ｐゴシック1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ＭＳ Ｐゴシック1" style:font-size-asian="16pt" style:language-asian="en" style:country-asian="US" style:font-style-asian="normal" style:font-weight-asian="normal" style:font-name-complex="ＭＳ Ｐゴシック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fo:language="en" fo:country="US" fo:font-weight="bold" style:font-name-asian="ＭＳ Ｐゴシック1" style:font-size-asian="16pt" style:language-asian="en" style:country-asian="US" style:font-weight-asian="bold" style:font-name-complex="ＭＳ Ｐゴシック1" style:font-size-complex="16pt" style:language-complex="en" style:country-complex="US" style:font-weight-complex="bold"/>
    </style:style>
    <style:style style:name="T24" style:family="text">
      <style:text-properties style:font-name="Courier New2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style:style style:name="T25" style:family="text">
      <style:text-properties style:font-name="Courier New" fo:font-size="16pt" fo:language="en" fo:country="US" style:font-name-asian="ＭＳ Ｐゴシック1" style:font-size-asian="16pt" style:language-asian="en" style:country-asian="US" style:font-name-complex="ＭＳ Ｐゴシック1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">
        <style:list-level-properties text:min-label-width="0.939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style:font-name="Arial1" fo:color="#00438b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255cm"/>
        <style:text-properties style:font-name="Times New Roman" fo:color="#00438b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">
        <style:list-level-properties text:min-label-width="0.934cm"/>
        <style:text-properties fo:font-family="Webdings" style:font-pitch="variable" style:font-charset="x-symbol" fo:color="#00438b" fo:font-size="5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draw:custom-shape draw:style-name="gr1" draw:text-style-name="P2" draw:layer="layout" svg:width="20.32cm" svg:height="4.868cm" svg:x="2.54cm" svg:y="3.175cm">
          <text:list text:style-name="L1">
            <text:list-header>
              <text:p text:style-name="P1"><text:span text:style-name="T1">Flik 7: Modul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0.32cm" svg:height="4.869cm" svg:x="2.54cm" svg:y="8.043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714cm" svg:height="10.288cm" svg:x="2.584cm" svg:y="2.055cm" draw:page-number="1" presentation:class="page"/>
          <draw:custom-shape draw:style-name="gr7" draw:text-style-name="P3" draw:layer="layout" svg:width="13.758cm" svg:height="11.522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custom-shape draw:style-name="gr8" draw:text-style-name="P9" draw:layer="layout" svg:width="2.117cm" svg:height="1.015cm" svg:x="0.423cm" svg:y="17.568cm">
          <text:list text:style-name="L2">
            <text:list-header>
              <text:p text:style-name="P8"><text:span text:style-name="T3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19.473cm" svg:height="1.014cm" svg:x="2.999cm" svg:y="17.586cm">
          <text:list text:style-name="L2">
            <text:list-header>
              <text:p text:style-name="P10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0.32cm" svg:height="2.54cm" svg:x="2.54cm" svg:y="0cm">
          <text:list text:style-name="L1">
            <text:list-header>
              <text:p text:style-name="P8"><text:span text:style-name="T4">Moduler - varför och h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0.32cm" svg:height="13.083cm" svg:x="2.54cm" svg:y="3.215cm">
          <text:list text:style-name="L3">
            <text:list-item>
              <text:p text:style-name="P14"><text:span text:style-name="T5">Organisera koden i logiska block – moduler är gjorda för att importeras</text:span></text:p>
            </text:list-item>
            <text:list-item>
              <text:p text:style-name="P14"><text:span text:style-name="T5">Importera funktionalitet från olika moduler</text:span></text:p>
            </text:list-item>
            <text:list-item>
              <text:p text:style-name="P14"><text:span text:style-name="T5">Varje modul är en egen fil - med filändelse </text:span><text:span text:style-name="T6">.py</text:span></text:p>
            </text:list-item>
            <text:list-item>
              <text:p text:style-name="P14"><text:span text:style-name="T5">Filnamnet är också modulens namn</text:span></text:p>
            </text:list-item>
            <text:list-item>
              <text:p text:style-name="P14"><text:span text:style-name="T5">Moduler söks i följande ordning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7">Katalog i vilket programmet finns (pwd/cwd/cd)</text:span></text:p>
                </text:list-item>
                <text:list-item>
                  <text:p text:style-name="P15"><text:span text:style-name="T7">Miljövariabeln PYTHONPATH (om den är satt)</text:span></text:p>
                </text:list-item>
                <text:list-item>
                  <text:p text:style-name="P15"><text:span text:style-name="T7">Förkompilerade sökvägar, t.ex. </text:span><text:span text:style-name="T8">/usr/local/lib/python2.5/site-packages</text:span></text:p>
                </text:list-item>
              </text:list>
            </text:list-item>
          </text:list>
          <text:list text:style-name="L3">
            <text:list-item>
              <text:p text:style-name="P16"><text:span text:style-name="T5">Sökvägen finns i </text:span><text:span text:style-name="T6">sys.path</text:span><text:span text:style-name="T5"> och kan ändras (importera först </text:span><text:span text:style-name="T6">import sys</text:span><text:span text:style-name="T5">)</text:span></text:p>
            </text:list-item>
            <text:list-item>
              <text:p text:style-name="P16"><text:span text:style-name="T5">Innehållet i en modul exekveras när den laddas</text:span></text:p>
            </text:list-item>
            <text:list-item>
              <text:p text:style-name="P16"><text:span text:style-name="T5">En modul laddas bara en gån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3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714cm" svg:height="10.288cm" svg:x="2.584cm" svg:y="2.055cm" draw:page-number="2" presentation:class="page"/>
          <draw:custom-shape draw:style-name="gr16" draw:text-style-name="P19" draw:layer="layout" svg:width="13.758cm" svg:height="12.343cm" svg:x="2.54cm" svg:y="13.031cm">
            <text:list text:style-name="L5">
              <text:list-item>
                <text:p text:style-name="P18"><text:span text:style-name="T9">Program är gjorda för att köras.</text:span></text:p>
              </text:list-item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custom-shape draw:style-name="gr17" draw:text-style-name="P9" draw:layer="layout" svg:width="20.32cm" svg:height="2.54cm" svg:x="2.54cm" svg:y="0cm">
          <text:list text:style-name="L1">
            <text:list-header>
              <text:p text:style-name="P8"><text:span text:style-name="T4">Rekommenderad fillay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2.117cm" svg:height="1.015cm" svg:x="0.423cm" svg:y="17.568cm">
          <text:list text:style-name="L2">
            <text:list-header>
              <text:p text:style-name="P8"><text:span text:style-name="T3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0" draw:layer="layout" svg:width="21.163cm" svg:height="12.7cm" svg:x="2.328cm" svg:y="4.23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3">
          <draw:page-thumbnail draw:style-name="gr6" draw:layer="layout" svg:width="13.714cm" svg:height="10.288cm" svg:x="2.584cm" svg:y="2.055cm" draw:page-number="3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custom-shape draw:style-name="gr23" draw:text-style-name="P9" draw:layer="layout" svg:width="20.32cm" svg:height="2.54cm" svg:x="2.54cm" svg:y="0cm">
          <text:list text:style-name="L1">
            <text:list-header>
              <text:p text:style-name="P8"><text:span text:style-name="T4">Exemp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5" draw:layer="layout" svg:width="20.32cm" svg:height="13.886cm" svg:x="2.54cm" svg:y="3.215cm">
          <text:list text:style-name="L3">
            <text:list-item>
              <text:p text:style-name="P21"><text:span text:style-name="T10">Enkelt exempel - </text:span><text:span text:style-name="T11">mymod.py</text:span></text:p>
            </text:list-item>
          </text:list>
          <text:list text:style-name="L6">
            <text:list-item>
              <text:list>
                <text:list-header>
                  <text:p text:style-name="P22"><text:span text:style-name="T12">"""Modulen mymod är till för att...."""</text:span></text:p>
                  <text:p text:style-name="P22"><text:span text:style-name="T12">__version__ = "0.1"</text:span></text:p>
                  <text:p text:style-name="P22"><text:span text:style-name="T12">__author__ = "Göran Andersson &lt;initgoran@gmail.com&gt;"</text:span></text:p>
                  <text:p text:style-name="P22"><text:span text:style-name="T12">my_global = 37</text:span></text:p>
                  <text:p text:style-name="P22"><text:span text:style-name="T12">class MyFancyClass:</text:span></text:p>
                  <text:p text:style-name="P22"><text:span text:style-name="T12"><text:s text:c="4"/></text:span><text:span text:style-name="T12">"""Klassen MyFancyClass är...."""</text:span></text:p>
                  <text:p text:style-name="P22"><text:span text:style-name="T12"><text:s text:c="4"/></text:span><text:span text:style-name="T12">pass</text:span></text:p>
                  <text:p text:style-name="P22"><text:span text:style-name="T12">def my_func():</text:span></text:p>
                  <text:p text:style-name="P22"><text:span text:style-name="T12"><text:s text:c="4"/></text:span><text:span text:style-name="T12">"""Funtionen my_func är...."""</text:span></text:p>
                  <text:p text:style-name="P22"><text:span text:style-name="T12"><text:s text:c="4"/></text:span><text:span text:style-name="T12">return True</text:span></text:p>
                  <text:p text:style-name="P22"><text:span text:style-name="T12"/></text:p>
                </text:list-header>
              </text:list>
            </text:list-item>
          </text:list>
          <text:list text:style-name="L3">
            <text:list-item>
              <text:p text:style-name="P23"><text:span text:style-name="T10">Importera och använda </text:span><text:span text:style-name="T11">mymod.py</text:span></text:p>
            </text:list-item>
          </text:list>
          <text:list text:style-name="L6">
            <text:list-item>
              <text:list>
                <text:list-header>
                  <text:p text:style-name="P22"><text:span text:style-name="T12">#import standardlibrarymodules</text:span></text:p>
                  <text:p text:style-name="P22"><text:span text:style-name="T12">#import 3rd party modules</text:span></text:p>
                  <text:p text:style-name="P22"><text:span text:style-name="T12">import mymod</text:span></text:p>
                  <text:p text:style-name="P22"><text:span text:style-name="T12"/></text:p>
                  <text:p text:style-name="P22"><text:span text:style-name="T12">mfc = mymod.MyFancyClass()</text:span></text:p>
                  <text:p text:style-name="P22"><text:span text:style-name="T12">mymod.my_global += 1</text:span></text:p>
                  <text:p text:style-name="P22"><text:span text:style-name="T12">t = mymod.my_func()</text:span></text:p>
                </text:list-header>
              </text:list>
            </text:list-item>
          </text:list>
          <text:list text:style-name="L7">
            <text:list-header>
              <text:p text:style-name="P24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2.117cm" svg:height="1.015cm" svg:x="0.423cm" svg:y="17.568cm">
          <text:list text:style-name="L2">
            <text:list-header>
              <text:p text:style-name="P8"><text:span text:style-name="T3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4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draw:custom-shape draw:style-name="gr28" draw:text-style-name="P9" draw:layer="layout" svg:width="20.32cm" svg:height="2.54cm" svg:x="2.54cm" svg:y="0cm">
          <text:list text:style-name="L1">
            <text:list-header>
              <text:p text:style-name="P8"><text:span text:style-name="T4">import vs fr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7" draw:layer="layout" svg:width="20.32cm" svg:height="13.083cm" svg:x="2.54cm" svg:y="3.215cm">
          <text:list text:style-name="L3">
            <text:list-item>
              <text:p text:style-name="P14"><text:span text:style-name="T6">import</text:span><text:span text:style-name="T5"> - Skapar separat namnrymd</text:span></text:p>
            </text:list-item>
          </text:list>
          <text:list text:style-name="L6">
            <text:list-item>
              <text:list>
                <text:list-header>
                  <text:p text:style-name="P26"><text:span text:style-name="T14">import mymod</text:span></text:p>
                </text:list-header>
              </text:list>
            </text:list-item>
          </text:list>
          <text:list text:style-name="L3">
            <text:list-item>
              <text:p text:style-name="P16"><text:span text:style-name="T6">from</text:span><text:span text:style-name="T5"> - I vissa fall vill vi ladda in i samma namnrymd (undvik)</text:span></text:p>
            </text:list-item>
          </text:list>
          <text:list text:style-name="L6">
            <text:list-item>
              <text:list>
                <text:list-header>
                  <text:p text:style-name="P26"><text:span text:style-name="T14">from mymod import *</text:span></text:p>
                  <text:p text:style-name="P26"><text:span text:style-name="T14"># Nu kan jag stället för att skriva</text:span></text:p>
                  <text:p text:style-name="P26"><text:span text:style-name="T14"># mfc = m.MyFancyClass()</text:span></text:p>
                  <text:p text:style-name="P26"><text:span text:style-name="T14"># skriva</text:span></text:p>
                  <text:p text:style-name="P26"><text:span text:style-name="T14"># mfc = MyFancyClass()</text:span></text:p>
                  <text:p text:style-name="P26"><text:span text:style-name="T14">#</text:span></text:p>
                  <text:p text:style-name="P26"><text:span text:style-name="T14"># Risk för namnkonflikter - "namespace pollution"!!</text:span></text:p>
                </text:list-header>
              </text:list>
            </text:list-item>
          </text:list>
          <text:list text:style-name="L3">
            <text:list-item>
              <text:p text:style-name="P16"><text:span text:style-name="T5">Ladda enbart specifika element från modul</text:span></text:p>
            </text:list-item>
          </text:list>
          <text:list text:style-name="L6">
            <text:list-item>
              <text:list>
                <text:list-header>
                  <text:p text:style-name="P26"><text:span text:style-name="T14">from mymod import MyFancyClass</text:span></text:p>
                  <text:p text:style-name="P26"><text:span text:style-name="T14"/></text:p>
                  <text:p text:style-name="P26"><text:span text:style-name="T14"># Fortfarande risk för namnkonflikter!!</text:span></text:p>
                </text:list-header>
              </text:list>
            </text:list-item>
          </text:list>
          <text:list text:style-name="L7">
            <text:list-header>
              <text:p text:style-name="P2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2.117cm" svg:height="1.015cm" svg:x="0.423cm" svg:y="17.568cm">
          <text:list text:style-name="L2">
            <text:list-header>
              <text:p text:style-name="P8"><text:span text:style-name="T3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5" presentation:class="page"/>
          <draw:custom-shape draw:style-name="gr33" draw:text-style-name="P19" draw:layer="layout" svg:width="13.758cm" svg:height="12.343cm" svg:x="2.54cm" svg:y="13.031cm">
            <text:list text:style-name="L5">
              <text:list-item>
                <text:p text:style-name="P18"><text:span text:style-name="T9">Reload finns, men är inte helt utan komplikationer.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37" draw:text-style-name="P9" draw:layer="layout" svg:width="20.32cm" svg:height="2.54cm" svg:x="2.54cm" svg:y="0cm">
          <text:list text:style-name="L1">
            <text:list-header>
              <text:p text:style-name="P8"><text:span text:style-name="T4">Specialvariabl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7" draw:layer="layout" svg:width="20.32cm" svg:height="13.392cm" svg:x="2.54cm" svg:y="3.215cm">
          <text:list text:style-name="L3">
            <text:list-item>
              <text:p text:style-name="P14"><text:span text:style-name="T5">Specialvariabler</text:span></text:p>
            </text:list-item>
          </text:list>
          <text:list text:style-name="L6">
            <text:list-item>
              <text:list>
                <text:list-header>
                  <text:p text:style-name="P28"><text:span text:style-name="T14">_xxx</text:span><text:span text:style-name="T14"><text:tab/></text:span><text:span text:style-name="T14"><text:tab/></text:span><text:span text:style-name="T14"><text:tab/></text:span><text:span text:style-name="T7">Importera inte med</text:span><text:span text:style-name="T14"> 'from module import *'</text:span></text:p>
                </text:list-header>
                <text:list-item>
                  <text:p text:style-name="P28"><text:span text:style-name="T14">__xxx</text:span><text:span text:style-name="T14"><text:tab/></text:span><text:span text:style-name="T14"><text:tab/></text:span><text:span text:style-name="T14"><text:tab/></text:span><text:span text:style-name="T7">Privat variabel i klasser (se nästa flik)</text:span></text:p>
                </text:list-item>
                <text:list-item>
                  <text:p text:style-name="P28"><text:span text:style-name="T14">__xxx__</text:span><text:span text:style-name="T14"><text:tab/></text:span><text:span text:style-name="T14"><text:tab/></text:span><text:span text:style-name="T7">Systemdefinierat namn</text:span></text:p>
                  <text:p text:style-name="P28"><text:span text:style-name="T14">__all__</text:span><text:span text:style-name="T14"><text:tab/></text:span><text:span text:style-name="T14"><text:tab/></text:span><text:span text:style-name="T16">Lista med namn som ska ingå i </text:span><text:span text:style-name="T17">import *</text:span></text:p>
                </text:list-item>
                <text:list-item>
                  <text:p text:style-name="P28"><text:span text:style-name="T17">__author__</text:span><text:span text:style-name="T16"><text:tab/></text:span><text:span text:style-name="T16"><text:tab/></text:span><text:span text:style-name="T16">Författare</text:span></text:p>
                  <text:p text:style-name="P26"><text:span text:style-name="T18">__version__</text:span><text:span text:style-name="T7"><text:tab/></text:span><text:span text:style-name="T7">Versionsnummer</text:span></text:p>
                  <text:p text:style-name="P26"><text:span text:style-name="T7"/></text:p>
                  <text:p text:style-name="P26"><text:span text:style-name="T14"/></text:p>
                </text:list-item>
              </text:list>
            </text:list-item>
          </text:list>
          <text:list text:style-name="L7">
            <text:list-header>
              <text:p text:style-name="P29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2.117cm" svg:height="1.015cm" svg:x="0.423cm" svg:y="17.568cm">
          <text:list text:style-name="L2">
            <text:list-header>
              <text:p text:style-name="P8"><text:span text:style-name="T3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19.474cm" svg:height="1.015cm" svg:x="2.963cm" svg:y="17.568cm">
          <text:list text:style-name="L2">
            <text:list-header>
              <text:p text:style-name="P10"><text:span text:style-name="T3">© Init AB</text:span><text:span text:style-name="T2"><text:tab/></text:span><text:span text:style-name="T2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6" draw:layer="layout" svg:width="13.714cm" svg:height="10.288cm" svg:x="2.584cm" svg:y="2.055cm" draw:page-number="6" presentation:class="page"/>
          <draw:custom-shape draw:style-name="gr22" draw:text-style-name="P3" draw:layer="layout" svg:width="13.758cm" svg:height="12.343cm" svg:x="2.54cm" svg:y="13.031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draw:custom-shape draw:style-name="gr42" draw:text-style-name="P9" draw:layer="layout" svg:width="20.32cm" svg:height="2.54cm" svg:x="2.54cm" svg:y="0cm">
          <text:list text:style-name="L1">
            <text:list-header>
              <text:p text:style-name="P8"><text:span text:style-name="T4">Öv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31" draw:layer="layout" svg:width="20.32cm" svg:height="13.083cm" svg:x="2.54cm" svg:y="3.215cm">
          <text:list text:style-name="L8">
            <text:list-item>
              <text:p text:style-name="P30"><text:span text:style-name="T19">ovn0701/aritmetik.py</text:span><text:span text:style-name="T20"> <text:s/>Skapa en modul med namnet </text:span><text:span text:style-name="T21">aritmetik</text:span><text:span text:style-name="T20"> som innehåller funktionen </text:span><text:span text:style-name="T21">addera. </text:span><text:span text:style-name="T22">Funktionen ska ta två tal som argument och returnera summan av argumenten.</text:span></text:p>
            </text:list-item>
            <text:list-item>
              <text:p text:style-name="P30"><text:span text:style-name="T23">ovn0702/importera.py</text:span><text:span text:style-name="T5"> <text:s/>Skriv ett program som importerar modulen aritmetik. Programmet ska anropa </text:span><text:span text:style-name="T24">addera(2, 3)</text:span><text:span text:style-name="T5"> och skriva ut resultatet.</text:span></text:p>
            </text:list-item>
            <text:list-item>
              <text:p text:style-name="P30"><text:span text:style-name="T22">L</text:span><text:span text:style-name="T5">ägg till variablerna </text:span><text:span text:style-name="T25">__author__</text:span><text:span text:style-name="T5"> och </text:span><text:span text:style-name="T25">__version__</text:span><text:span text:style-name="T5"> samt dokumentationssträngar i modulen och i funktionen. Kör kommandot </text:span><text:span text:style-name="T25">pydoc</text:span><text:span text:style-name="T5"> (eller </text:span><text:span text:style-name="T25">pydoc3</text:span><text:span text:style-name="T5">) på modulens namn (utan ändelsen .py).</text:span></text:p>
              <text:p text:style-name="P30"><text:span text:style-name="T2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2.117cm" svg:height="1.015cm" svg:x="0.423cm" svg:y="17.568cm">
          <text:list text:style-name="L2">
            <text:list-header>
              <text:p text:style-name="P8"><text:span text:style-name="T3">2016-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33" draw:layer="layout" svg:width="19.474cm" svg:height="1.015cm" svg:x="2.963cm" svg:y="17.568cm">
          <text:list text:style-name="L2">
            <text:list-header>
              <text:p text:style-name="P32"><text:span text:style-name="T3">© Init AB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3" draw:layer="layout" svg:width="1.27cm" svg:height="1.015cm" svg:x="22.86cm" svg:y="17.568cm">
          <text:list text:style-name="L2">
            <text:list-header>
              <text:p text:style-name="P12"><text:span text:style-name="T3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6" draw:layer="layout" svg:width="13.714cm" svg:height="10.288cm" svg:x="2.584cm" svg:y="2.055cm" draw:page-number="7" presentation:class="page"/>
          <draw:custom-shape draw:style-name="gr47" draw:text-style-name="P5" draw:layer="layout" svg:width="5.64cm" svg:height="1.16cm" svg:x="2.54cm" svg:y="25.4cm">
            <text:list text:style-name="L2">
              <text:list-header>
                <text:p text:style-name="P4"><text:span text:style-name="T2">© Init A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7" draw:layer="layout" svg:width="1.27cm" svg:height="1.16cm" svg:x="16.722cm" svg:y="25.4cm">
            <text:list text:style-name="L2">
              <text:list-header>
                <text:p text:style-name="P6"><text:span text:style-name="T2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9" draw:text-style-name="P5" draw:layer="layout" svg:width="13.758cm" svg:height="1.058cm" svg:x="2.54cm" svg:y="0.847cm">
            <text:list text:style-name="L2">
              <text:list-header>
                <text:p text:style-name="P4"><text:span text:style-name="T2">Inits PowerPointma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11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9a9a9a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34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0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0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Objekt_20_utan_20_fyllning_20_och_20_utan_20_linjer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166cm" fo:min-width="18.376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25cm" fo:padding-bottom="0.125cm" fo:padding-left="0.251cm" fo:padding-right="0.251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25cm" fo:padding-bottom="0.125cm" fo:padding-left="0.251cm" fo:padding-right="0.251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46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381cm" fo:min-width="22.571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5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25cm" fo:padding-bottom="0.125cm" fo:padding-left="0.251cm" fo:padding-right="0.251cm" fo:wrap-option="wrap" draw:shadow-color="#808080"/>
    </style:style>
    <style:style style:name="Mpr2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.125cm" fo:padding-bottom="0.125cm" fo:padding-left="0.251cm" fo:padding-right="0.251cm" fo:wrap-option="wrap" draw:shadow-color="#808080"/>
    </style:style>
    <style:style style:name="Mpr3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04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 style:language-asian="sv" style:country-asian="SE" style:language-complex="sv" style:country-complex="SE"/>
    </style:style>
    <style:style style:name="MT3" style:family="text">
      <style:text-properties fo:color="#808080" style:font-name="Calibri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4" style:family="text">
      <style:text-properties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style:style style:name="MT5" style:family="text">
      <style:text-properties fo:color="#898989" style:font-name="Times New Roman" fo:font-size="10pt" fo:language="sv" fo:country="SE" style:font-name-asian="DejaVu Sans1" style:font-size-asian="10pt" style:language-asian="sv" style:country-asian="SE" style:font-name-complex="DejaVu Sans1" style:font-size-complex="10pt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41cm"/>
      <draw:page-thumbnail draw:layer="backgroundobjects" svg:width="7.939cm" svg:height="5.954cm" svg:x="1cm" svg:y="10.737cm"/>
      <draw:page-thumbnail draw:layer="backgroundobjects" svg:width="7.939cm" svg:height="5.954cm" svg:x="1cm" svg:y="18.633cm"/>
      <draw:page-thumbnail draw:layer="backgroundobjects" svg:width="7.939cm" svg:height="5.954cm" svg:x="9.94cm" svg:y="2.841cm"/>
      <draw:page-thumbnail draw:layer="backgroundobjects" svg:width="7.939cm" svg:height="5.954cm" svg:x="9.94cm" svg:y="10.737cm"/>
      <draw:page-thumbnail draw:layer="backgroundobjects" svg:width="7.939cm" svg:height="5.954cm" svg:x="9.94cm" svg:y="18.633cm"/>
      <draw:frame draw:style-name="Mgr1" draw:text-style-name="MP2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cm" svg:x="10.687cm" svg:y="26.059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307cm" svg:height="2.955cm" svg:x="2.539cm" svg:y="-0.429cm" presentation:class="title" presentation:placeholder="true">
        <draw:text-box/>
      </draw:frame>
      <draw:frame presentation:style-name="Standard-outline1" draw:layer="backgroundobjects" svg:width="20.307cm" svg:height="13.07cm" svg:x="2.539cm" svg:y="3.215cm" presentation:class="outline" presentation:placeholder="true">
        <draw:text-box/>
      </draw:frame>
      <draw:frame draw:style-name="Mgr3" draw:text-style-name="MP6" draw:layer="backgroundobjects" svg:width="2.104cm" svg:height="1.433cm" svg:x="0.423cm" svg:y="17.135cm" presentation:class="date-time">
        <draw:text-box>
          <text:list text:style-name="ML1">
            <text:list-header>
              <text:p text:style-name="MP5"><text:span text:style-name="MT2">2016-11</text:span></text:p>
            </text:list-header>
          </text:list>
        </draw:text-box>
      </draw:frame>
      <draw:frame draw:style-name="Mgr4" draw:text-style-name="MP8" draw:layer="backgroundobjects" svg:width="19.46cm" svg:height="1.001cm" svg:x="2.963cm" svg:y="17.563cm" presentation:class="footer">
        <draw:text-box>
          <text:list text:style-name="ML1">
            <text:list-header>
              <text:p text:style-name="MP7"><text:span text:style-name="MT2">© Init AB</text:span><text:span text:style-name="MT2"><text:tab/></text:span><text:span text:style-name="MT2"> </text:span></text:p>
            </text:list-header>
          </text:list>
        </draw:text-box>
      </draw:frame>
      <draw:frame draw:style-name="Mgr5" draw:text-style-name="MP6" draw:layer="backgroundobjects" svg:width="1.257cm" svg:height="1.001cm" svg:x="22.859cm" svg:y="17.563cm" presentation:class="page-number">
        <draw:text-box>
          <text:list text:style-name="ML1">
            <text:list-header>
              <text:p text:style-name="MP5"><text:span text:style-name="MT2"><text:page-number>&lt;nummer&gt;</text:page-number></text:span></text:p>
            </text:list-header>
          </text:list>
        </draw:text-box>
      </draw:frame>
      <draw:frame draw:style-name="Mgr6" draw:text-style-name="MP9" draw:layer="backgroundobjects" svg:width="1.27cm" svg:height="1.204cm" svg:x="23.495cm" svg:y="0.847cm">
        <draw:image xlink:href="Pictures/10000200000000C8000000BD208995314FCD7DE4.png" xlink:type="simple" xlink:show="embed" xlink:actuate="onLoad" loext:mime-type="image/png">
          <text:p/>
        </draw:image>
      </draw:frame>
      <draw:frame draw:style-name="Mgr6" draw:text-style-name="MP9" draw:layer="backgroundobjects" svg:width="1.552cm" svg:height="1.473cm" svg:x="23.213cm" svg:y="0.635cm">
        <draw:image xlink:href="Pictures/1000020100000086000000805BA5D0FD99E086FB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701cm" svg:height="10.275cm" svg:x="2.583cm" svg:y="2.054cm" presentation:class="page"/>
        <draw:frame presentation:style-name="Standard-notes" draw:layer="backgroundobjects" svg:width="13.745cm" svg:height="12.329cm" svg:x="2.539cm" svg:y="13.03cm" presentation:class="notes" presentation:placeholder="true">
          <draw:text-box/>
        </draw:frame>
        <draw:frame draw:style-name="Mgr9" draw:text-style-name="MP13" draw:layer="backgroundobjects" svg:width="5.627cm" svg:height="1.147cm" svg:x="2.539cm" svg:y="25.399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draw:style-name="Mgr10" draw:text-style-name="MP15" draw:layer="backgroundobjects" svg:width="1.256cm" svg:height="1.147cm" svg:x="16.722cm" svg:y="25.399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draw:style-name="Mgr11" draw:text-style-name="MP13" draw:layer="backgroundobjects" svg:width="13.745cm" svg:height="1.045cm" svg:x="2.539cm" svg:y="0.846cm" presentation:class="header">
          <draw:text-box>
            <text:list text:style-name="ML2">
              <text:list-header>
                <text:p text:style-name="MP12"><text:span text:style-name="MT3">Inits PowerPointmall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style-name="Mgr6" draw:text-style-name="MP9" draw:layer="backgroundobjects" svg:width="2.293cm" svg:height="2.174cm" svg:x="1.023cm" svg:y="15.95cm">
        <draw:image xlink:href="Pictures/10000201000000C7000000BC08008EE2C9E78A03.png" xlink:type="simple" xlink:show="embed" xlink:actuate="onLoad" loext:mime-type="image/png">
          <text:p/>
        </draw:image>
      </draw:frame>
      <draw:custom-shape draw:style-name="Mgr12" draw:text-style-name="MP16" draw:layer="backgroundobjects" svg:width="23.071cm" svg:height="11.641cm" svg:x="1.482cm" svg:y="5.292cm">
        <text:p/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0.307cm" svg:height="2.955cm" svg:x="2.539cm" svg:y="-0.429cm" presentation:class="title" presentation:placeholder="true">
        <draw:text-box/>
      </draw:frame>
      <draw:frame presentation:style-name="Titel1-outline1" draw:layer="backgroundobjects" svg:width="20.307cm" svg:height="13.07cm" svg:x="2.539cm" svg:y="3.215cm" presentation:class="outline" presentation:placeholder="true">
        <draw:text-box/>
      </draw:frame>
      <draw:frame draw:style-name="Mgr13" draw:text-style-name="MP13" draw:layer="backgroundobjects" svg:width="3.161cm" svg:height="1.256cm" svg:x="4.021cm" svg:y="17.357cm" presentation:class="date-time">
        <draw:text-box>
          <text:list text:style-name="ML1">
            <text:list-header>
              <text:p text:style-name="MP12"><text:span text:style-name="MT4">2016-11</text:span></text:p>
            </text:list-header>
          </text:list>
        </draw:text-box>
      </draw:frame>
      <draw:frame draw:style-name="Mgr14" draw:text-style-name="MP13" draw:layer="backgroundobjects" svg:width="8.03cm" svg:height="1.256cm" svg:x="8.678cm" svg:y="17.357cm" presentation:class="footer">
        <draw:text-box>
          <text:list text:style-name="ML1">
            <text:list-header>
              <text:p text:style-name="MP12"><text:span text:style-name="MT4">© Init AB</text:span></text:p>
            </text:list-header>
          </text:list>
        </draw:text-box>
      </draw:frame>
      <draw:frame draw:style-name="Mgr15" draw:text-style-name="MP15" draw:layer="backgroundobjects" svg:width="5.914cm" svg:height="1.256cm" svg:x="18.203cm" svg:y="17.357cm" presentation:class="page-number">
        <draw:text-box>
          <text:list text:style-name="ML3">
            <text:list-header>
              <text:p text:style-name="MP14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8.88cm" svg:height="27.43cm" svg:x="0cm" svg:y="0cm">
          <text:p/>
        </draw:rect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1" draw:layer="backgroundobjects" svg:width="18.878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13.701cm" svg:height="10.275cm" svg:x="2.583cm" svg:y="2.054cm" presentation:class="page"/>
        <draw:frame presentation:style-name="Titel1-notes" draw:layer="backgroundobjects" svg:width="13.745cm" svg:height="12.329cm" svg:x="2.539cm" svg:y="13.03cm" presentation:class="notes" presentation:placeholder="true">
          <draw:text-box/>
        </draw:frame>
        <draw:frame presentation:style-name="Mpr1" draw:text-style-name="MP13" draw:layer="backgroundobjects" svg:width="5.627cm" svg:height="1.147cm" svg:x="2.539cm" svg:y="25.399cm" presentation:class="footer">
          <draw:text-box>
            <text:list text:style-name="ML2">
              <text:list-header>
                <text:p text:style-name="MP12"><text:span text:style-name="MT3">© Init AB</text:span></text:p>
              </text:list-header>
            </text:list>
          </draw:text-box>
        </draw:frame>
        <draw:frame presentation:style-name="Mpr2" draw:text-style-name="MP15" draw:layer="backgroundobjects" svg:width="1.256cm" svg:height="1.147cm" svg:x="16.722cm" svg:y="25.399cm" presentation:class="page-number">
          <draw:text-box>
            <text:list text:style-name="ML2">
              <text:list-header>
                <text:p text:style-name="MP14"><text:span text:style-name="MT3"><text:page-number>&lt;nummer&gt;</text:page-number></text:span></text:p>
              </text:list-header>
            </text:list>
          </draw:text-box>
        </draw:frame>
        <draw:frame presentation:style-name="Mpr3" draw:text-style-name="MP13" draw:layer="backgroundobjects" svg:width="13.745cm" svg:height="1.045cm" svg:x="2.539cm" svg:y="0.846cm" presentation:class="header">
          <draw:text-box>
            <text:list text:style-name="ML2">
              <text:list-header>
                <text:p text:style-name="MP12"><text:span text:style-name="MT3">Inits PowerPointmall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09-11-26T10:54:52</meta:creation-date>
    <dc:date>2019-10-10T08:23:03.797944322</dc:date>
    <meta:editing-cycles>635</meta:editing-cycles>
    <meta:editing-duration>P17DT16H22M58S</meta:editing-duration>
    <meta:generator>LibreOffice/6.2.7.1$Linux_X86_64 LibreOffice_project/20$Build-1</meta:generator>
    <meta:document-statistic meta:object-count="99"/>
  </office:meta>
</office:document-meta>
</file>